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8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/>
    </style:style>
    <style:style style:name="T9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/>
    </style:style>
    <style:style style:name="T10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/>
    </style:style>
    <style:style style:name="P11" style:parent-style-name="Standard" style:master-page-name="MPF1" style:family="paragraph">
      <style:paragraph-properties fo:break-before="page"/>
    </style:style>
    <style:style style:name="P18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20" style:family="table-column">
      <style:table-column-properties style:column-width="6.5958in" style:use-optimal-column-width="false"/>
    </style:style>
    <style:style style:name="Table19" style:family="table">
      <style:table-properties style:width="6.5958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38in solid #000000" fo:background-color="#A2C4C9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in" fo:margin-bottom="0in"/>
    </style:style>
    <style:style style:name="T24" style:parent-style-name="Fuentedepárrafopredeter." style:family="text">
      <style:text-properties fo:font-size="16pt" style:font-size-asian="16pt" style:font-size-complex="16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138in solid #000000" fo:background-color="#D0E0E3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margin-top="0in" fo:margin-bottom="0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margin-top="0in" fo:margin-bottom="0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margin-top="0in" fo:margin-bottom="0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margin-top="0in" fo:margin-bottom="0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margin-top="0in" fo:margin-bottom="0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2" style:parent-style-name="Standard" style:family="paragraph">
      <style:paragraph-properties fo:margin-top="0in" fo:margin-bottom="0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margin-top="0in" fo:margin-bottom="0in"/>
    </style:style>
    <style:style style:name="P46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P47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TableColumn49" style:family="table-column">
      <style:table-column-properties style:column-width="1.1in" style:use-optimal-column-width="false"/>
    </style:style>
    <style:style style:name="TableColumn50" style:family="table-column">
      <style:table-column-properties style:column-width="1.0993in" style:use-optimal-column-width="false"/>
    </style:style>
    <style:style style:name="TableColumn51" style:family="table-column">
      <style:table-column-properties style:column-width="1.0993in" style:use-optimal-column-width="false"/>
    </style:style>
    <style:style style:name="TableColumn52" style:family="table-column">
      <style:table-column-properties style:column-width="1.1in" style:use-optimal-column-width="false"/>
    </style:style>
    <style:style style:name="TableColumn53" style:family="table-column">
      <style:table-column-properties style:column-width="1.0993in" style:use-optimal-column-width="false"/>
    </style:style>
    <style:style style:name="TableColumn54" style:family="table-column">
      <style:table-column-properties style:column-width="1.0979in" style:use-optimal-column-width="false"/>
    </style:style>
    <style:style style:name="Table48" style:family="table">
      <style:table-properties style:width="6.5958in" fo:margin-left="0in" table:align="left"/>
    </style:style>
    <style:style style:name="TableRow55" style:family="table-row">
      <style:table-row-properties style:min-row-height="0.3611in" style:use-optimal-row-height="false"/>
    </style:style>
    <style:style style:name="TableCell56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text-align="center" fo:margin-top="0in" fo:margin-bottom="0in"/>
    </style:style>
    <style:style style:name="T58" style:parent-style-name="Fuentedepárrafopredeter." style:family="text">
      <style:text-properties fo:font-size="16pt" style:font-size-asian="16pt" style:font-size-complex="16pt"/>
    </style:style>
    <style:style style:name="P59" style:parent-style-name="Standard" style:family="paragraph">
      <style:paragraph-properties fo:text-align="start" fo:margin-top="0in" fo:margin-bottom="0in"/>
      <style:text-properties fo:font-size="16pt" style:font-size-asian="16pt" style:font-size-complex="16pt"/>
    </style:style>
    <style:style style:name="TableRow60" style:family="table-row">
      <style:table-row-properties style:min-row-height="0.6979in" style:use-optimal-row-height="false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margin-top="0in" fo:margin-bottom="0in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margin-top="0in" fo:margin-bottom="0in"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margin-top="0in" fo:margin-bottom="0in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margin-top="0in" fo:margin-bottom="0in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margin-top="0in" fo:margin-bottom="0in"/>
    </style:style>
    <style:style style:name="TableCell7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2" style:parent-style-name="Standard" style:family="paragraph">
      <style:paragraph-properties fo:margin-top="0in" fo:margin-bottom="0in"/>
    </style:style>
    <style:style style:name="TableRow73" style:family="table-row">
      <style:table-row-properties style:min-row-height="0.4166in" style:use-optimal-row-height="false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margin-top="0in" fo:margin-bottom="0in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margin-top="0in" fo:margin-bottom="0in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margin-top="0in" fo:margin-bottom="0in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margin-top="0in" fo:margin-bottom="0in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margin-top="0in" fo:margin-bottom="0in"/>
    </style:style>
    <style:style style:name="P84" style:parent-style-name="Standard" style:family="paragraph">
      <style:paragraph-properties fo:margin-top="0in" fo:margin-bottom="0in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margin-top="0in" fo:margin-bottom="0in"/>
    </style:style>
    <style:style style:name="P87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name="P88" style:parent-style-name="Standard" style:family="paragraph">
      <style:text-properties style:font-name="Proxima Nova" style:font-name-asian="Proxima Nova" style:font-name-complex="Proxima Nova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8">Contracte d'equip</text:span><text:span text:style-name="T9"><text:line-break/></text:span><text:span text:style-name="T10">Equip B</text:span></text:p>
      <text:soft-page-break/>
      <text:p text:style-name="P11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text:line-break/></text:p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COMPROMISOS</text:span></text:p>
          </table:table-cell>
        </table:table-row>
        <table:table-row table:style-name="TableRow25">
          <table:table-cell table:style-name="TableCell26">
            <text:p text:style-name="P27">L'alumnat part de l'equip es compromet a:</text:p>
          </table:table-cell>
        </table:table-row>
        <table:table-row table:style-name="TableRow28">
          <table:table-cell table:style-name="TableCell29">
            <text:p text:style-name="P30">Assistir amb puntualitat a les sessions de treball del projecte.</text:p>
          </table:table-cell>
        </table:table-row>
        <table:table-row table:style-name="TableRow31">
          <table:table-cell table:style-name="TableCell32">
            <text:p text:style-name="P33">Treballar en igualtat de responsabilitats per brindar un treball òptim.</text:p>
          </table:table-cell>
        </table:table-row>
        <table:table-row table:style-name="TableRow34">
          <table:table-cell table:style-name="TableCell35">
            <text:p text:style-name="P36">Mantenir un bon clima de treball, deixant de banda actituds negatives que poguessin perjudicar el projecte i/o crear un mal ambient de treball.</text:p>
          </table:table-cell>
        </table:table-row>
        <table:table-row table:style-name="TableRow37">
          <table:table-cell table:style-name="TableCell38">
            <text:p text:style-name="P39">Fer per mantenir-se informat del que estem fent en tot moment.</text:p>
          </table:table-cell>
        </table:table-row>
        <table:table-row table:style-name="TableRow40">
          <table:table-cell table:style-name="TableCell41">
            <text:p text:style-name="P42">Aquella persona que tingui un nombre de faltes<text:s/>injustificades superior al 15%, no obtindrà una nota superior a un 3.</text:p>
          </table:table-cell>
        </table:table-row>
        <table:table-row table:style-name="TableRow43">
          <table:table-cell table:style-name="TableCell44">
            <text:p text:style-name="P45">Disponibilitat telemàtica en el cas de no poder assistir.</text:p>
          </table:table-cell>
        </table:table-row>
      </table:table>
      <text:p text:style-name="P46"/>
      <text:p text:style-name="P47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6">
            <text:p text:style-name="P57"><text:span text:style-name="T58">SIGNATURA COMPONENTS DE L'EQUIP DE TREBALL</text:span></text:p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FRANCISCO JAVIER TAMARIT GONZALEZ</text:p>
          </table:table-cell>
          <table:table-cell table:style-name="TableCell76">
            <text:p text:style-name="P77">ESTHER TALAVERA TABERNERO</text:p>
          </table:table-cell>
          <table:table-cell table:style-name="TableCell78">
            <text:p text:style-name="P79">CASSANDRA SOWA CANDELA</text:p>
          </table:table-cell>
          <table:table-cell table:style-name="TableCell80">
            <text:p text:style-name="P81">FEDERICO ADRIA CARRASCO</text:p>
          </table:table-cell>
          <table:table-cell table:style-name="TableCell82">
            <text:p text:style-name="P83">SERGI</text:p>
            <text:p text:style-name="P84">GARCÍA</text:p>
          </table:table-cell>
          <table:table-cell table:style-name="TableCell85">
            <text:p text:style-name="P86"/>
          </table:table-cell>
        </table:table-row>
      </table:table>
      <text:p text:style-name="P87"/>
      <text:p text:style-name="P8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8.268in" fo:page-height="11.693in" style:print-orientation="portrait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1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1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1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2"/>
        <text:p text:style-name="P13"/>
        <text:p text:style-name="P14"/>
      </style:header>
      <style:footer>
        <text:p text:style-name="P15"><text:span text:style-name="T16"><text:tab/></text:span><text:span text:style-name="T17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09-22T14:38:00Z</meta:creation-date>
    <dc:date>2021-09-22T14:51:00Z</dc:date>
    <meta:template xlink:href="Normal" xlink:type="simple"/>
    <meta:editing-cycles>5</meta:editing-cycles>
    <meta:editing-duration>PT660S</meta:editing-duration>
    <meta:document-statistic meta:page-count="2" meta:paragraph-count="1" meta:word-count="121" meta:character-count="789" meta:row-count="5" meta:non-whitespace-character-count="669"/>
  </office:meta>
</office:document-meta>
</file>